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ato Light" svg:font-family="'Lato Light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333333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width="0.03cm" svg:stroke-color="#333333" draw:marker-start-width="0.245cm" draw:marker-end-width="0.245cm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width="0.03cm" svg:stroke-color="#333333" draw:marker-start-width="0.245cm" draw:marker-end-width="0.245cm" draw:fill="none" draw:fill-color="#ffffff" fo:min-height="0.5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style:font-name="Lato" fo:font-size="18pt" style:font-size-asian="18pt" style:font-size-complex="18pt"/>
    </style:style>
    <style:style style:name="P3" style:family="paragraph">
      <style:paragraph-properties fo:line-height="100%" fo:text-align="center"/>
      <style:text-properties fo:font-size="12pt" style:font-size-asian="12pt" style:font-size-complex="12pt"/>
    </style:style>
    <style:style style:name="P4" style:family="paragraph">
      <style:paragraph-properties fo:line-height="100%" fo:text-align="center"/>
      <style:text-properties fo:color="#333333" style:font-name="Lato Light" fo:font-size="12pt" style:font-size-asian="12pt" style:font-size-complex="12pt"/>
    </style:style>
    <style:style style:name="T1" style:family="text">
      <style:text-properties fo:color="#333333" style:font-name="Lato" fo:font-size="18pt" style:font-size-asian="18pt" style:font-size-complex="18pt"/>
    </style:style>
    <style:style style:name="T2" style:family="text">
      <style:text-properties fo:color="#333333" style:font-name="Lato Light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6cm" svg:height="1.498cm" svg:x="0.4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6cm" svg:height="1cm" svg:x="0.4cm" svg:y="0.4cm">
          <text:p text:style-name="P1"><text:span text:style-name="T1">CompiLaT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8.6cm" svg:height="0.773cm" svg:x="0.4cm" svg:y="1.227cm">
          <draw:text-box>
            <text:p text:style-name="P3"><text:span text:style-name="T2">Application, REST Services</text:span></text:p>
          </draw:text-box>
        </draw:frame>
        <draw:custom-shape draw:style-name="gr1" draw:text-style-name="P1" draw:layer="layout" svg:width="8.6cm" svg:height="1.498cm" svg:x="0.4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6cm" svg:height="1cm" svg:x="0.4cm" svg:y="1.9cm">
          <text:p text:style-name="P1"><text:span text:style-name="T1">Tom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8.6cm" svg:height="0.773cm" svg:x="0.4cm" svg:y="2.727cm">
          <draw:text-box>
            <text:p text:style-name="P3"><text:span text:style-name="T2">Web Server</text:span></text:p>
          </draw:text-box>
        </draw:frame>
        <draw:custom-shape draw:style-name="gr1" draw:text-style-name="P1" draw:layer="layout" svg:width="8.6cm" svg:height="1.498cm" svg:x="0.4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6cm" svg:height="1cm" svg:x="0.4cm" svg:y="3.4cm">
          <text:p text:style-name="P1"><text:span text:style-name="T1">My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8.6cm" svg:height="0.773cm" svg:x="0.4cm" svg:y="4.227cm">
          <draw:text-box>
            <text:p text:style-name="P3"><text:span text:style-name="T2">Databa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ato" svg:font-family="Lato" style:font-pitch="variable"/>
    <style:font-face style:name="Lato Light" svg:font-family="'Lato Light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35cm" fo:page-height="5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</meta:initial-creator>
    <meta:creation-date>2014-03-31T14:04:19.431312176</meta:creation-date>
    <dc:date>2014-06-24T22:00:40.408820374</dc:date>
    <dc:creator>Daniel </dc:creator>
    <meta:editing-duration>PT11M2S</meta:editing-duration>
    <meta:editing-cycles>4</meta:editing-cycles>
    <meta:generator>LibreOffice/4.1.3.2$Linux_X86_64 LibreOffice_project/410m0$Build-2</meta:generator>
    <meta:document-statistic meta:object-count="9"/>
  </office:meta>
</office:document-meta>
</file>